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1">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style>
    <style:style style:name="P4" style:family="paragraph" style:parent-style-name="Standard">
      <style:text-properties fo:color="#2e74b5" style:font-name="Calibri Light" fo:font-size="16pt" style:font-size-asian="16pt" style:font-name-complex="F" style:font-size-complex="16pt"/>
    </style:style>
    <style:style style:name="P5" style:family="paragraph" style:parent-style-name="Standard">
      <style:paragraph-properties fo:margin-top="0in" fo:margin-bottom="0in" fo:text-align="center" style:justify-single-word="false" fo:keep-with-next="always"/>
    </style:style>
    <style:style style:name="P6" style:family="paragraph" style:parent-style-name="Caption">
      <style:paragraph-properties fo:text-align="center" style:justify-single-word="false"/>
    </style:style>
    <style:style style:name="P7" style:family="paragraph" style:parent-style-name="Heading_20_1">
      <style:paragraph-properties fo:break-before="page"/>
    </style:style>
    <style:style style:name="P8" style:family="paragraph" style:parent-style-name="Standard" style:master-page-name="MPF0">
      <style:paragraph-properties style:page-number="auto" fo:break-before="page"/>
    </style:style>
    <style:style style:name="P9" style:family="paragraph" style:parent-style-name="Contents_20_Heading">
      <style:paragraph-properties fo:break-before="page"/>
    </style:style>
    <style:style style:name="P10" style:family="paragraph" style:parent-style-name="List_20_Paragraph" style:list-style-name="WWNum3"/>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0543in, 0.4728in, 1.1189in, 0.0925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P1"><text:span text:style-name="Default_20_Paragraph_20_Font"><text:span text:style-name="T1">In this template, all italic text should be removed and replaced with your own text (which should not be italic); the italic text is just a placeholder letting you know what to </text:span></text:span><text:span text:style-name="Default_20_Paragraph_20_Font"><text:span text:style-name="T1">write there.</text:span></text:span></text:p>
      <text:p text:style-name="Standard"><text:span text:style-name="Default_20_Paragraph_20_Font"><text:span text:style-name="T1">On the cover page, change to your own project name, your own name and your own JU email address.</text:span></text:span></text:p>
      <text:p text:style-name="Standard"><text:span text:style-name="Default_20_Paragraph_20_Font"><text:span text:style-name="T1">You have a lot of freedom when it comes to writing this report. You do not have to use any part of this template, but the report you write should </text:span></text:span><text:span text:style-name="Default_20_Paragraph_20_Font"><text:span text:style-name="T1">in the end somehow (in a good way) provide the same information as indicated in this template. Most students trying to do it in their own way usually fail, so if you try that, be sure to know what you are doing!</text:span></text:span></text:p>
      <text:p text:style-name="Standard"><text:span text:style-name="Default_20_Paragraph_20_Font"><text:span text:style-name="T1">Use proper sentences, paragraphs, lists, tab</text:span></text:span><text:span text:style-name="Default_20_Paragraph_20_Font"><text:span text:style-name="T1">les, figures, etc. The more figures you use, the less text you need to write, so use many of them.</text:span></text:span></text:p>
      <text:p text:style-name="Standard"><text:span text:style-name="Default_20_Paragraph_20_Font"><text:span text:style-name="T1">This page should be removed.</text:span></text:span></text:p>
      <text:p text:style-name="Standard"><text:span text:style-name="Default_20_Paragraph_20_Font"><text:span text:style-name="T1">Find more tips on writing a report at </text:span></text:span><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https</text:span></text:span></text:a><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peppel-g.github.io/course-material/lectures/report-writing/</text:span></text:span></text:a><text:span text:style-name="Default_20_Paragraph_20_Font"><text:span text:style-name="T1">.</text:span></text:span></text:p>
      <text:p text:style-name="Standard"><text:span text:style-name="Default_20_Paragraph_20_Font"><text:span text:style-name="T1">(it's amazing (scary) how many students that delete this text before they have read it...)</text:span></text:span></text:p>
      <text:p text:style-name="P9">Table of Contents</text:p>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ext:a xlink:type="simple" xlink:href="#__RefHeading__281_236655285" office:target-frame-name="_top" xlink:show="replace" text:style-name="Internet_20_link" text:visited-style-name="Visited_20_Internet_20_Link">Introduction<text:tab/>4</text:a></text:p>
          <text:p text:style-name="P2"><text:a xlink:type="simple" xlink:href="#__RefHeading__283_236655285" office:target-frame-name="_top" xlink:show="replace" text:style-name="Internet_20_link" text:visited-style-name="Visited_20_Internet_20_Link">Architecture<text:tab/>5</text:a></text:p>
          <text:p text:style-name="P2"><text:a xlink:type="simple" xlink:href="#__RefHeading__285_236655285" office:target-frame-name="_top" xlink:show="replace" text:style-name="Internet_20_link" text:visited-style-name="Visited_20_Internet_20_Link">Database<text:tab/>6</text:a></text:p>
          <text:p text:style-name="P2"><text:a xlink:type="simple" xlink:href="#__RefHeading__287_236655285" office:target-frame-name="_top" xlink:show="replace" text:style-name="Internet_20_link" text:visited-style-name="Visited_20_Internet_20_Link">Graphical User Interface<text:tab/>7</text:a></text:p>
          <text:p text:style-name="P2"><text:a xlink:type="simple" xlink:href="#__RefHeading__289_236655285" office:target-frame-name="_top" xlink:show="replace" text:style-name="Internet_20_link" text:visited-style-name="Visited_20_Internet_20_Link">Web Application<text:tab/>8</text:a></text:p>
        </text:index-body>
      </text:table-of-content>
      <text:p text:style-name="Standard"><text:a xlink:type="simple" xlink:href="#_Toc17118517" office:target-frame-name="_top" xlink:show="replace" text:style-name="Internet_20_link" text:visited-style-name="Visited_20_Internet_20_Link"/></text:p>
      <text:p text:style-name="Standard"/>
      <text:p text:style-name="Standard"/>
      <text:h text:style-name="P7" text:outline-level="1"><text:bookmark-start text:name="Bookmark"/><text:bookmark-start text:name="__RefHeading__281_236655285"/>Introduction<text:bookmark-end text:name="Bookmark"/><text:bookmark-end text:name="__RefHeading__281_236655285"/></text:h>
      <text:p text:style-name="Standard"><text:span text:style-name="Default_20_Paragraph_20_Font"><text:span text:style-name="T1">Introduce your project work. Write text that </text:span></text:span><text:span text:style-name="Default_20_Paragraph_20_Font"><text:span text:style-name="T2">indirectly</text:span></text:span><text:span text:style-name="Default_20_Paragraph_20_Font"><text:span text:style-name="T1"> (look up what indirectly means if you don't know it) answers questions like:</text:span></text:span></text:p>
      <text:list xml:id="list6079588522543654921" text:style-name="WWNum3">
        <text:list-item>
          <text:p text:style-name="P10"><text:span text:style-name="Default_20_Paragraph_20_Font"><text:span text:style-name="T1">Why does the project exist?</text:span></text:span></text:p>
        </text:list-item>
        <text:list-item>
          <text:p text:style-name="P10"><text:span text:style-name="Default_20_Paragraph_20_Font"><text:span text:style-name="T1">What is the project about?</text:span></text:span></text:p>
        </text:list-item>
        <text:list-item>
          <text:p text:style-name="P10"><text:span text:style-name="Default_20_Paragraph_20_Font"><text:span text:style-name="T1">Who are involved in the project?</text:span></text:span></text:p>
        </text:list-item>
        <text:list-item>
          <text:p text:style-name="P10"><text:span text:style-name="Default_20_Paragraph_20_Font"><text:span text:style-name="T1">What will the project result in?</text:span></text:span></text:p>
        </text:list-item>
        <text:list-item>
          <text:p text:style-name="P10"><text:span text:style-name="Default_20_Paragraph_20_Font"><text:span text:style-name="T1">Who are interested in the outcome of the project?</text:span></text:span></text:p>
        </text:list-item>
        <text:list-item>
          <text:p text:style-name="P10"><text:span text:style-name="Default_20_Paragraph_20_Font"><text:span text:style-name="T1">How wil</text:span></text:span><text:span text:style-name="Default_20_Paragraph_20_Font"><text:span text:style-name="T1">l the outcome of the project be used?</text:span></text:span></text:p>
        </text:list-item>
        <text:list-item>
          <text:p text:style-name="P10"><text:span text:style-name="Default_20_Paragraph_20_Font"><text:span text:style-name="T1">...</text:span></text:span></text:p>
        </text:list-item>
      </text:list>
      <text:p text:style-name="Standard"><text:span text:style-name="Default_20_Paragraph_20_Font"><text:span text:style-name="T1">It is good if you can add a UML use case diagrams that visualizes how the end users will use the website, such as the one at </text:span></text:span><text:a xlink:type="simple" xlink:href="https://www.conceptdraw.com/resources/images/solutions-screens/diagramming/UML_Use_Case_Diagram.png" office:target-frame-name="_top" xlink:show="replace" text:style-name="Internet_20_link" text:visited-style-name="Visited_20_Internet_20_Link"><text:span text:style-name="Default_20_Paragraph_20_Font"><text:span text:style-name="T1">https://www.conceptdraw.com/resources/images/solutions-screens/diagramming/UML_Use_Case_Diagram.png</text:span></text:span></text:a><text:span text:style-name="Default_20_Paragraph_20_Font"><text:span text:style-name="T1">.</text:span></text:span></text:p>
      <text:p text:style-name="Standard"><text:span text:style-name="Default_20_Paragraph_20_Font"><text:span text:style-name="T1">After having read this chapter, those that have never heard of the project before should a have a good understanding of what it</text:span></text:span><text:span text:style-name="Default_20_Paragraph_20_Font"><text:span text:style-name="T1"> is about. If they would like to learn how it has been implemented, they just need to continue reading the rest of the report.</text:span></text:span></text:p>
      <text:p text:style-name="P3"/>
      <text:h text:style-name="P7" text:outline-level="1"><text:bookmark-start text:name="Bookmark1"/><text:bookmark-start text:name="__RefHeading__283_236655285"/>Architecture<text:bookmark-end text:name="Bookmark1"/><text:bookmark-end text:name="__RefHeading__283_236655285"/></text:h>
      <text:p text:style-name="Standard"><text:span text:style-name="Default_20_Paragraph_20_Font"><text:span text:style-name="T1">Give an overview of the components the website consists of (web application, database, web browsers, end-users, etc</text:span></text:span><text:span text:style-name="Default_20_Paragraph_20_Font"><text:span text:style-name="T1">.). Visualize this in a figure and show how the different components make use of each other.</text:span></text:span></text:p>
      <text:p text:style-name="Standard"><text:span text:style-name="Default_20_Paragraph_20_Font"><text:span text:style-name="T1">After having read this chapter, the reader should have a broad (but shallow) understanding of the website's internal structure.</text:span></text:span></text:p>
      <text:p text:style-name="P4"/>
      <text:h text:style-name="P7" text:outline-level="1"><text:bookmark-start text:name="Bookmark2"/><text:bookmark-start text:name="__RefHeading__285_236655285"/>Database<text:bookmark-end text:name="Bookmark2"/><text:bookmark-end text:name="__RefHeading__285_236655285"/></text:h>
      <text:p text:style-name="Standard"><text:span text:style-name="Default_20_Paragraph_20_Font"><text:span text:style-name="T1">Describe the database and</text:span></text:span><text:span text:style-name="Default_20_Paragraph_20_Font"><text:span text:style-name="T1"> the resources on the website in detail. What attributes do they consist of? How are they related? Where are they stored (in files on the hard-drive? In a relational database? Etc.). Visualize the resource in an ER diagram, such as the one found at </text:span></text:span><text:a xlink:type="simple" xlink:href="https://www.lucidchart.com/pages/templates/er-diagram/er-diagram-example-template" office:target-frame-name="_top" xlink:show="replace" text:style-name="Internet_20_link" text:visited-style-name="Visited_20_Internet_20_Link"><text:span text:style-name="Default_20_Paragraph_20_Font"><text:span text:style-name="T1">https://www.lucidchart.com/pages/templates/er-diagram/er-diagram-example-template</text:span></text:span></text:a><text:span text:style-name="Default_20_Paragraph_20_Font"><text:span text:style-name="T1">.</text:span></text:span></text:p>
      <text:p text:style-name="Standard"><text:span text:style-name="Default_20_Paragraph_20_Font"><text:span text:style-name="T1">After having read this chapter, the reader should understand how the data (the r</text:span></text:span><text:span text:style-name="Default_20_Paragraph_20_Font"><text:span text:style-name="T1">esources) in the website is stored. If the reader is a new programmer that should start working on the website, she should now know what she needs to do if she wants to change the resources or add more type of resources (e.g. know how to add a new table to</text:span></text:span><text:span text:style-name="Default_20_Paragraph_20_Font"><text:span text:style-name="T1"> the database with a relation to an existing table in the database).</text:span></text:span></text:p>
      <text:p text:style-name="P4"/>
      <text:h text:style-name="P7" text:outline-level="1"><text:bookmark-start text:name="Bookmark3"/><text:bookmark-start text:name="__RefHeading__287_236655285"/>Graphical User Interface<text:bookmark-end text:name="Bookmark3"/><text:bookmark-end text:name="__RefHeading__287_236655285"/></text:h>
      <text:p text:style-name="Standard"><text:span text:style-name="Default_20_Paragraph_20_Font"><text:span text:style-name="T1">Describe the graphical user interface. Initially this can simply be low-detailed pictures as the ones shown in </text:span></text:span><text:bookmark-ref text:reference-format="text" text:ref-name="_Ref514417783">Error: Reference source not found</text:bookmark-ref><text:span text:style-name="Default_20_Paragraph_20_Font"><text:span text:style-name="T1"> below (Note: the click at the top is on the "Contact" link, and not the "Home" link (optical illusion)).</text:span></text:span></text:p>
      <text:p text:style-name="P5"><draw:frame draw:style-name="fr1" draw:name="Picture 2" text:anchor-type="as-char" svg:y="0in" svg:width="5.0555in" style:rel-width="scale" svg:height="3.0484in" style:rel-height="scale" draw:z-index="0"><draw:image/></draw:frame></text:p>
      <text:p text:style-name="P6"><text:bookmark-start text:name="Bookmark4"/>Figure 1<text:bookmark-end text:name="Bookmark4"/>, Low-detailed picture of a graphical user interface.</text:p>
      <text:p text:style-name="Standard"><text:span text:style-name="Default_20_Paragraph_20_Font"><text:span text:style-name="T1">When you have implemented the website, showing some screenshots of it here is a v</text:span></text:span><text:span text:style-name="Default_20_Paragraph_20_Font"><text:span text:style-name="T1">ery good idea. Keep your low-detailed pictures even when you have real screenshots; they give a good/quick overview of the GUI.</text:span></text:span></text:p>
      <text:p text:style-name="Standard"><text:span text:style-name="Default_20_Paragraph_20_Font"><text:span text:style-name="T1">After having read this chapter, the reader should understand how the end users will be able to accomplish their goals through th</text:span></text:span><text:span text:style-name="Default_20_Paragraph_20_Font"><text:span text:style-name="T1">e graphical user interface.</text:span></text:span></text:p>
      <text:p text:style-name="P4"/>
      <text:h text:style-name="P7" text:outline-level="1"><text:bookmark-start text:name="Bookmark5"/><text:bookmark-start text:name="__RefHeading__289_236655285"/>Web Application<text:bookmark-end text:name="Bookmark5"/><text:bookmark-end text:name="__RefHeading__289_236655285"/></text:h>
      <text:p text:style-name="P3">Describe implementation details of the web application. Which language have you used? Which framework have you used? Which libraries/packages have you used, and for what purpose? Has all code been written in one file? Or have you somehow structured it in multiple files? Are you using some design patterns (e.g. MVC)? Are you using middlewares? Etc...</text:p>
      <text:p text:style-name="Standard">For the web application I have used HandlebarsJS for the frontend and ExpressJS for the API. Since the project is relatively small I’ve opted for SQLite, this offers clear advantages. For one SQLite doesn’t need to setup an independent server for the database. Not only is this time consuming but you will not be able to access this independent server remotely if you have hosted the server locally. SQLite is simply saved as a small file inside the project which can easily be accessed remotely via GitHub.</text:p>
      <text:p text:style-name="Standard">I started out using the “sqlite-3” package, however the flaw with sqlite-3 was that instead of using Promises for asynchronisity, it used callbacks. </text:p>
      <text:p text:style-name="Standard"/>
      <text:p text:style-name="Standard"/>
      <text:p text:style-name="Standard"><text:span text:style-name="Default_20_Paragraph_20_Font"><text:span text:style-name="T1">You do not necessarily need to show any code to describe the implementation, but if you feel that improves the qual</text:span></text:span><text:span text:style-name="Default_20_Paragraph_20_Font"><text:span text:style-name="T1">ity of the report, feel free to do that.</text:span></text:span></text:p>
      <text:p text:style-name="Standard"><text:span text:style-name="Default_20_Paragraph_20_Font"><text:span text:style-name="T1">Security is a very important topic when it comes to web applications. Having a sub-chapter here that describes all security vulnerabilities you have thought of (e.g. using HTTPS (and why), hashing passwords (and why</text:span></text:span><text:span text:style-name="Default_20_Paragraph_20_Font"><text:span text:style-name="T1">), XSS, cookies, session ids, ...) is probably a good idea. It's probably a good idea to have some more sub-chapters as well, but you can figure out them on your own.</text:span></text:span></text:p>
      <text:p text:style-name="Standard"><text:span text:style-name="Default_20_Paragraph_20_Font"><text:span text:style-name="T1">Try to use many figures. They are much easier to read than a wall of text. Use text to ex</text:span></text:span><text:span text:style-name="Default_20_Paragraph_20_Font"><text:span text:style-name="T1">plain details that can't easily be visualized in a figure.</text:span></text:span></text:p>
      <text:p text:style-name="Standard"><text:span text:style-name="Default_20_Paragraph_20_Font"><text:span text:style-name="T1">After having read this chapter, the reader should have a very good understanding of how the web application has been implemented. If the reader is a programmer who should start working on the web a</text:span></text:span><text:span text:style-name="Default_20_Paragraph_20_Font"><text:span text:style-name="T1">pplication, she should now know where to start when she should implement new features to the web 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665in" fo:margin-bottom="0in" fo:keep-together="always" fo:hyphenation-ladder-count="no-limit" fo:keep-with-next="always"/>
      <style:text-properties fo:color="#2e74b5" style:font-name="Calibri Light" fo:font-size="16pt" style:font-size-asian="16pt" style:font-name-complex="F"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28in" fo:margin-bottom="0in" fo:keep-together="always" fo:hyphenation-ladder-count="no-limit" fo:keep-with-next="always"/>
      <style:text-properties fo:color="#2e74b5" style:font-name="Calibri Light" fo:font-size="13pt" style:font-size-asian="13pt" style:font-name-complex="F"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28in" fo:margin-bottom="0in" fo:keep-together="always" fo:hyphenation-ladder-count="no-limit" fo:keep-with-next="always"/>
      <style:text-properties fo:color="#1f4d78" style:font-name="Calibri Light" fo:font-size="12pt" style:font-size-asian="12pt" style:font-name-complex="F"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in" fo:margin-bottom="0.139in" fo:line-height="100%"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style:font-name-complex="F"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1528in" fo:margin-right="0in" fo:margin-top="0in" fo:margin-bottom="0.0693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3055in" fo:margin-right="0in" fo:margin-top="0in" fo:margin-bottom="0.0693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in" fo:margin-bottom="0in" fo:line-height="100%" fo:hyphenation-ladder-count="no-limit"/>
      <style:text-properties style:font-name="Times New Roman" fo:font-size="9pt" style:font-size-asian="9pt" style:font-name-complex="Times New Roman" style:font-size-complex="9pt"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No_20_Spacing_20_Char" style:display-name="No Spacing Char" style:family="text" style:parent-style-name="Default_20_Paragraph_20_Font">
      <style:text-properties style:font-name-complex="F"/>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 style:font-size-complex="9pt"/>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0083in" fo:margin-left="0in" fo:margin-right="0in" fo:margin-bottom="0in" style:dynamic-spacing="true"/>
      </style:header-style>
      <style:footer-style>
        <style:header-footer-properties fo:min-height="-0.0083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Project Work in Web Development Fundamentals<text:tab/>Jönköping University 2020</text:p>
      </style:header>
      <style:footer>
        <text:p text:style-name="Footer"><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Adam</meta:initial-creator>
    <dc:creator>Mikael Diep</dc:creator>
    <meta:creation-date>2016-10-21T12:58:00Z</meta:creation-date>
    <dc:date>2021-09-22T18:17:48.85</dc:date>
    <meta:print-date>2017-05-05T07:21:00Z</meta:print-date>
    <meta:editing-cycles>48</meta:editing-cycles>
    <meta:editing-duration>PT4H6M48S</meta:editing-duration>
    <meta:document-statistic meta:table-count="0" meta:image-count="1" meta:object-count="0" meta:page-count="8" meta:paragraph-count="46" meta:word-count="985" meta:character-count="58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